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layfair Display" svg:font-family="'Playfair Display', Georgia, 'Times New Roman', 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fee8" officeooo:paragraph-rsid="0019fee8"/>
    </style:style>
    <style:style style:name="P2" style:family="paragraph" style:parent-style-name="Standard">
      <style:text-properties officeooo:rsid="0019fee8" officeooo:paragraph-rsid="001a5ebb"/>
    </style:style>
    <style:style style:name="P3" style:family="paragraph" style:parent-style-name="Standard">
      <style:text-properties officeooo:rsid="001a043a" officeooo:paragraph-rsid="001a043a"/>
    </style:style>
    <style:style style:name="P4" style:family="paragraph" style:parent-style-name="Standard">
      <style:text-properties officeooo:rsid="001a043a" officeooo:paragraph-rsid="001bd0e2"/>
    </style:style>
    <style:style style:name="P5" style:family="paragraph" style:parent-style-name="Standard">
      <style:text-properties officeooo:rsid="001a043a" officeooo:paragraph-rsid="00234377"/>
    </style:style>
    <style:style style:name="P6" style:family="paragraph" style:parent-style-name="Standard">
      <style:text-properties officeooo:rsid="001a5ebb" officeooo:paragraph-rsid="001bd0e2"/>
    </style:style>
    <style:style style:name="P7" style:family="paragraph" style:parent-style-name="Standard">
      <style:text-properties officeooo:rsid="001bd0e2" officeooo:paragraph-rsid="001bd0e2"/>
    </style:style>
    <style:style style:name="P8" style:family="paragraph" style:parent-style-name="Standard">
      <style:text-properties officeooo:rsid="001dbf47" officeooo:paragraph-rsid="001dbf47"/>
    </style:style>
    <style:style style:name="P9" style:family="paragraph" style:parent-style-name="Standard">
      <style:text-properties officeooo:rsid="001f7160" officeooo:paragraph-rsid="001f7160"/>
    </style:style>
    <style:style style:name="P10" style:family="paragraph" style:parent-style-name="Standard">
      <style:text-properties officeooo:rsid="00234377" officeooo:paragraph-rsid="00234377"/>
    </style:style>
    <style:style style:name="P11" style:family="paragraph" style:parent-style-name="Standard">
      <style:text-properties officeooo:rsid="00262b7f" officeooo:paragraph-rsid="00262b7f"/>
    </style:style>
    <style:style style:name="P12" style:family="paragraph" style:parent-style-name="Standard">
      <style:text-properties officeooo:rsid="002737f7" officeooo:paragraph-rsid="002737f7"/>
    </style:style>
    <style:style style:name="P13" style:family="paragraph" style:parent-style-name="Standard">
      <style:text-properties officeooo:rsid="001a5ebb" officeooo:paragraph-rsid="001a5ebb"/>
    </style:style>
    <style:style style:name="P14" style:family="paragraph" style:parent-style-name="Standard">
      <style:text-properties officeooo:rsid="0019fee8" officeooo:paragraph-rsid="0019fee8"/>
    </style:style>
    <style:style style:name="P15" style:family="paragraph" style:parent-style-name="Standard">
      <style:text-properties officeooo:rsid="00329f06" officeooo:paragraph-rsid="00329f06"/>
    </style:style>
    <style:style style:name="P16" style:family="paragraph" style:parent-style-name="Standard">
      <style:text-properties officeooo:rsid="00329f06" officeooo:paragraph-rsid="0038bae4"/>
    </style:style>
    <style:style style:name="P17" style:family="paragraph" style:parent-style-name="Standard">
      <style:text-properties officeooo:rsid="002f4514" officeooo:paragraph-rsid="0035f7d0"/>
    </style:style>
    <style:style style:name="P18" style:family="paragraph" style:parent-style-name="Standard">
      <style:text-properties officeooo:rsid="002d9796" officeooo:paragraph-rsid="002d9796"/>
    </style:style>
    <style:style style:name="P19" style:family="paragraph" style:parent-style-name="Standard">
      <style:text-properties fo:font-style="italic" officeooo:rsid="00329f06" officeooo:paragraph-rsid="0038bae4" style:font-style-asian="italic" style:font-style-complex="italic"/>
    </style:style>
    <style:style style:name="P20" style:family="paragraph" style:parent-style-name="Standard">
      <style:text-properties fo:font-style="italic" officeooo:rsid="002ecd60" officeooo:paragraph-rsid="0038bae4" style:font-style-asian="italic" style:font-style-complex="italic"/>
    </style:style>
    <style:style style:name="P21" style:family="paragraph" style:parent-style-name="Standard">
      <style:text-properties fo:font-style="italic" officeooo:rsid="002fc511" officeooo:paragraph-rsid="0038bae4" style:font-style-asian="italic" style:font-style-complex="italic"/>
    </style:style>
    <style:style style:name="P22" style:family="paragraph" style:parent-style-name="Standard">
      <style:text-properties fo:font-style="italic" officeooo:rsid="002f4514" officeooo:paragraph-rsid="0038bae4" style:font-style-asian="italic" style:font-style-complex="italic"/>
    </style:style>
    <style:style style:name="P23" style:family="paragraph" style:parent-style-name="Standard">
      <style:text-properties fo:font-style="italic" officeooo:rsid="00352377" officeooo:paragraph-rsid="0038bae4" style:font-style-asian="italic" style:font-style-complex="italic"/>
    </style:style>
    <style:style style:name="P24" style:family="paragraph" style:parent-style-name="Standard">
      <style:text-properties fo:font-style="italic" officeooo:rsid="003655f8" officeooo:paragraph-rsid="0038bae4" style:font-style-asian="italic" style:font-style-complex="italic"/>
    </style:style>
    <style:style style:name="P25" style:family="paragraph" style:parent-style-name="Standard">
      <style:text-properties fo:font-style="italic" officeooo:rsid="0036720b" officeooo:paragraph-rsid="0038bae4" style:font-style-asian="italic" style:font-style-complex="italic"/>
    </style:style>
    <style:style style:name="P26" style:family="paragraph" style:parent-style-name="Standard">
      <style:text-properties officeooo:rsid="001dbf47" officeooo:paragraph-rsid="001dbf47"/>
    </style:style>
    <style:style style:name="P27" style:family="paragraph" style:parent-style-name="Standard">
      <style:text-properties officeooo:rsid="003655f8" officeooo:paragraph-rsid="003655f8"/>
    </style:style>
    <style:style style:name="P28" style:family="paragraph" style:parent-style-name="Standard">
      <style:text-properties officeooo:rsid="001a043a" officeooo:paragraph-rsid="001a043a"/>
    </style:style>
    <style:style style:name="P29" style:family="paragraph" style:parent-style-name="Standard">
      <style:text-properties officeooo:rsid="001a043a" officeooo:paragraph-rsid="001a5ebb"/>
    </style:style>
    <style:style style:name="P30" style:family="paragraph" style:parent-style-name="Standard">
      <style:text-properties officeooo:rsid="001a043a" officeooo:paragraph-rsid="001bd0e2"/>
    </style:style>
    <style:style style:name="P31" style:family="paragraph" style:parent-style-name="Standard">
      <style:text-properties officeooo:rsid="001bd0e2" officeooo:paragraph-rsid="001bd0e2"/>
    </style:style>
    <style:style style:name="P32" style:family="paragraph" style:parent-style-name="Standard">
      <style:text-properties officeooo:rsid="001bd0e2" officeooo:paragraph-rsid="0038bae4"/>
    </style:style>
    <style:style style:name="P33" style:family="paragraph" style:parent-style-name="Standard">
      <style:text-properties style:text-underline-style="solid" style:text-underline-width="auto" style:text-underline-color="font-color" officeooo:rsid="0019fee8" officeooo:paragraph-rsid="0019fee8"/>
    </style:style>
    <style:style style:name="P34" style:family="paragraph" style:parent-style-name="Standard">
      <style:text-properties style:text-underline-style="solid" style:text-underline-width="auto" style:text-underline-color="font-color" officeooo:rsid="001a043a" officeooo:paragraph-rsid="001a043a"/>
    </style:style>
    <style:style style:name="P35" style:family="paragraph" style:parent-style-name="Standard">
      <style:text-properties style:text-underline-style="solid" style:text-underline-width="auto" style:text-underline-color="font-color" officeooo:rsid="001a043a" officeooo:paragraph-rsid="0020dedb"/>
    </style:style>
    <style:style style:name="P36" style:family="paragraph" style:parent-style-name="Standard">
      <style:text-properties style:text-underline-style="solid" style:text-underline-width="auto" style:text-underline-color="font-color" officeooo:rsid="0020dedb" officeooo:paragraph-rsid="0020dedb"/>
    </style:style>
    <style:style style:name="P37" style:family="paragraph" style:parent-style-name="Standard">
      <style:text-properties officeooo:rsid="0038bae4" officeooo:paragraph-rsid="0038bae4"/>
    </style:style>
    <style:style style:name="P38" style:family="paragraph" style:parent-style-name="Standard">
      <style:text-properties officeooo:rsid="0038bae4" officeooo:paragraph-rsid="0039cc0f"/>
    </style:style>
    <style:style style:name="P39" style:family="paragraph" style:parent-style-name="Standard">
      <style:paragraph-properties fo:text-align="center" style:justify-single-word="false"/>
      <style:text-properties fo:font-size="14pt" fo:font-weight="bold" officeooo:rsid="00352377" officeooo:paragraph-rsid="003aeb5a" style:font-size-asian="14pt" style:font-weight-asian="bold" style:font-size-complex="14pt" style:font-weight-complex="bold"/>
    </style:style>
    <style:style style:name="P40" style:family="paragraph" style:parent-style-name="Standard">
      <style:text-properties officeooo:rsid="003bd5d2" officeooo:paragraph-rsid="003bd5d2"/>
    </style:style>
    <style:style style:name="T1" style:family="text">
      <style:text-properties officeooo:rsid="001a043a"/>
    </style:style>
    <style:style style:name="T2" style:family="text">
      <style:text-properties officeooo:rsid="001a5ebb"/>
    </style:style>
    <style:style style:name="T3" style:family="text">
      <style:text-properties officeooo:rsid="001bd0e2"/>
    </style:style>
    <style:style style:name="T4" style:family="text">
      <style:text-properties officeooo:rsid="001c99d5"/>
    </style:style>
    <style:style style:name="T5" style:family="text">
      <style:text-properties officeooo:rsid="001dbf47"/>
    </style:style>
    <style:style style:name="T6" style:family="text">
      <style:text-properties officeooo:rsid="001f7160"/>
    </style:style>
    <style:style style:name="T7" style:family="text">
      <style:text-properties officeooo:rsid="0020dedb"/>
    </style:style>
    <style:style style:name="T8" style:family="text">
      <style:text-properties officeooo:rsid="0022a77b"/>
    </style:style>
    <style:style style:name="T9" style:family="text">
      <style:text-properties officeooo:rsid="00234377"/>
    </style:style>
    <style:style style:name="T10" style:family="text">
      <style:text-properties officeooo:rsid="00262b7f"/>
    </style:style>
    <style:style style:name="T11" style:family="text">
      <style:text-properties officeooo:rsid="00328a33"/>
    </style:style>
    <style:style style:name="T12" style:family="text">
      <style:text-properties officeooo:rsid="00329f06"/>
    </style:style>
    <style:style style:name="T13" style:family="text">
      <style:text-properties officeooo:rsid="00352377"/>
    </style:style>
    <style:style style:name="T14" style:family="text">
      <style:text-properties officeooo:rsid="0035f7d0"/>
    </style:style>
    <style:style style:name="T15" style:family="text">
      <style:text-properties officeooo:rsid="003655f8"/>
    </style:style>
    <style:style style:name="T16" style:family="text">
      <style:text-properties officeooo:rsid="0036720b"/>
    </style:style>
    <style:style style:name="T17" style:family="text">
      <style:text-properties officeooo:rsid="003684c0"/>
    </style:style>
    <style:style style:name="T18" style:family="text">
      <style:text-properties officeooo:rsid="0038ba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Математическое исследование интеллекта человека </text:p>
      <text:p text:style-name="P39">и человеческих сообществ</text:p>
      <text:p text:style-name="P1"/>
      <text:p text:style-name="P1">Введение. Многогранность понятия интеллекта. <text:span text:style-name="T1">Интеллект как структура в информационной среде.</text:span></text:p>
      <text:p text:style-name="P1"/>
      <text:p text:style-name="P33">Глава 1. Современные модели интеллекта</text:p>
      <text:p text:style-name="P1"/>
      <text:p text:style-name="P1">Часть 1. Психологические модели интеллекта</text:p>
      <text:p text:style-name="P1">1. Показатель интеллекта IQ</text:p>
      <text:p text:style-name="P1">2. Модель интеллекта по Гилфорду</text:p>
      <text:p text:style-name="P10">3. Эмоциональный интеллект <text:span text:style-name="T10">EI</text:span></text:p>
      <text:p text:style-name="P1"/>
      <text:p text:style-name="P1">Часть 2. Кибернетические модели интеллекта</text:p>
      <text:p text:style-name="P2">1. Алгоритмическая модель интеллекта</text:p>
      <text:p text:style-name="P13">(ДОТУ, интеллект как системная функция, входные данные, память, <text:span text:style-name="T11">создание новых алгоритмических модулей, функция </text:span>редукци<text:span text:style-name="T15">и</text:span> состояний системы)</text:p>
      <text:p text:style-name="P1">2. <text:span text:style-name="T12">Искусственный интеллект (роевой интеллект, генетические алгоритмы) и н</text:span>ейронные сети <text:span text:style-name="T1">(гипергеометрическая функция, Розенблат, Хайкин)</text:span></text:p>
      <text:p text:style-name="P1"/>
      <text:p text:style-name="P1">Часть <text:span text:style-name="T1">3</text:span>. Интеллект индивидуальный и интеллект соборный</text:p>
      <text:p text:style-name="P3">1. Данные нейрофизиологии и человеческий разум.</text:p>
      <text:p text:style-name="P3"><text:span text:style-name="T2">(р</text:span>усские нейрофизиологи: Сеченов, Павлов, Бехтерев, Анохин, Черниговская, Савельев, Дубынин; <text:span text:style-name="T3">нейрон Монро и пространственное кодирование информации в мозге человека, интеллект как совокупность отображающих функций)</text:span></text:p>
      <text:p text:style-name="P3">2. Учение Вернадского о ноосфере и его современное осмысление.</text:p>
      <text:p text:style-name="P13">(интеллект сообщества, города, нации, планеты)</text:p>
      <text:p text:style-name="P3"/>
      <text:p text:style-name="P34">Глава 2. Исследования показателя интеллекта IQ <text:span text:style-name="T3">(индивидуального и соборного)</text:span></text:p>
      <text:p text:style-name="P3"/>
      <text:p text:style-name="P5">Часть 1. Корреляция показателя IQ с различными факторами <text:s/><text:span text:style-name="T9">(факторный анализ)</text:span></text:p>
      <text:p text:style-name="P3">(генетика, СМИ, книги, идеологии, фильмы, муызка, гаджеты, спорт, работа, коммуникации, стереотипы, языки, математический язык, юмор, наука, питание, экология, игры, нравственность)</text:p>
      <text:p text:style-name="P3"/>
      <text:p text:style-name="P3">Часть 2. Временная динамика показателя IQ</text:p>
      <text:p text:style-name="P3">(информационная нагрузка, сезонные ритмы, солнечная и геомагнитная активность, физические параметры, температура, волны Шумана)</text:p>
      <text:p text:style-name="P3"/>
      <text:p text:style-name="P35">Глава 3. <text:span text:style-name="T7">Иммитационная модель динамики показателя интеллекта IQ</text:span></text:p>
      <text:p text:style-name="P3"/>
      <text:p text:style-name="P3">Часть <text:span text:style-name="T7">1</text:span>. Построение имитационной модели динамики показателя IQ</text:p>
      <text:p text:style-name="P3"/>
      <text:p text:style-name="P3">Часть <text:span text:style-name="T7">2</text:span>. Верификация модели <text:span text:style-name="T8">на данных статистики</text:span></text:p>
      <text:p text:style-name="P3"/>
      <text:p text:style-name="P37">Часть 3. Интересные следствия полученные из результатов моделирования</text:p>
      <text:p text:style-name="P29"/>
      <text:p text:style-name="P34">Глава <text:span text:style-name="T7">4</text:span>. <text:span text:style-name="T4">Комплексная модель интеллекта I^2</text:span></text:p>
      <text:p text:style-name="P3"/>
      <text:p text:style-name="P7">Часть 1. <text:span text:style-name="T4">Переход от показателя IQ к показателю интеллекта I^2</text:span></text:p>
      <text:p text:style-name="P7"/>
      <text:p text:style-name="P4">Часть <text:span text:style-name="T3">2</text:span>. Верификация модели <text:span text:style-name="T4">I^2 на данных измерений IQ</text:span></text:p>
      <text:p text:style-name="P4"><text:soft-page-break/></text:p>
      <text:p text:style-name="P36">Глава 5. Применение модели интеллекта I^2</text:p>
      <text:p text:style-name="P4"/>
      <text:p text:style-name="P4">Часть <text:span text:style-name="T8">1</text:span> Прогноз изменений <text:span text:style-name="T3">уровня интеллекта</text:span></text:p>
      <text:p text:style-name="P4"/>
      <text:p text:style-name="P6">Часть <text:span text:style-name="T8">2.</text:span> Пути увеличения <text:span text:style-name="T3">уровня интеллекта (индивидуального и соборного)</text:span></text:p>
      <text:p text:style-name="P6"/>
      <text:p text:style-name="P7">Заключение. <text:span text:style-name="T5">(Каким образом можно повысить интеллект нации)</text:span></text:p>
      <text:p text:style-name="P7"/>
      <text:p text:style-name="P7"/>
      <text:p text:style-name="P16">Источники данных и возможные вычисления:</text:p>
      <text:p text:style-name="P16"/>
      <text:p text:style-name="P19">«Коэффициент интеллекта и богатство народов» (Ричард Линн)</text:p>
      <text:p text:style-name="P19"/>
      <text:p text:style-name="P19"><text:span text:style-name="T18">Эффект Флина (</text:span>ourworldindata.org<text:span text:style-name="T18">), вывод временной динамики показателя IQ</text:span></text:p>
      <text:p text:style-name="P20"/>
      <text:p text:style-name="P20">Численное сравнение компьютера <text:span text:style-name="T12">(3dnews.ru)</text:span> и мозга человека <text:span text:style-name="T12">(Савельев, Дубынин, Анохин)</text:span></text:p>
      <text:p text:style-name="P20"/>
      <text:p text:style-name="P21">Ввод новых показателей <text:span text:style-name="T13">интеллекта</text:span> на основе <text:span text:style-name="T18">логики и </text:span>статистических данных</text:p>
      <text:p text:style-name="P19">(gapminder.org, Ханс Рослинг)</text:p>
      <text:p text:style-name="P20"/>
      <text:p text:style-name="P20">Анализ шахматных партий (<text:span text:style-name="T13">базы данных сайтов chessgames.com, наичная с 1905 года</text:span>) на предмет изменений в уровне <text:span text:style-name="T13">игры (анализатор партий chess.com на предмет ошибок, недочётов и т.д.)</text:span></text:p>
      <text:p text:style-name="P22"/>
      <text:p text:style-name="P22">Анализ сообщений в Twitter <text:span text:style-name="T13">(страна, город) на предмет синтаксической сложности, распределения информации текст/картинка (преобладающая сигнальная система),</text:span></text:p>
      <text:p text:style-name="P23">характеристики реактивности на основе данных о событиях из СМИ</text:p>
      <text:p text:style-name="P23"/>
      <text:p text:style-name="P24">Количественный и качественный информации Интернета, СМИ <text:span text:style-name="T16">(bbc, foxnews, euronews, ria)</text:span></text:p>
      <text:p text:style-name="P24"/>
      <text:p text:style-name="P24">Количественный и качественный анализ научно-популярных статей (membrana.ru) <text:s/>и их комментариев</text:p>
      <text:p text:style-name="P24"/>
      <text:p text:style-name="P25">Качественный анализ образа жизни наиболее интеллектуальных людей (Тесла, Эйнштейн, т. д.), сообществ (MENSA), наций (Япония, Корея) <text:span text:style-name="T17">(питание, привычки, условия жизни)</text:span></text:p>
      <text:p text:style-name="P32"/>
      <text:p text:style-name="P32"/>
      <text:p text:style-name="P15">Дополнения</text:p>
      <text:p text:style-name="P15"/>
      <text:p text:style-name="P15">Эвристические модели искусственного интеллекта</text:p>
      <text:p text:style-name="P15">(генетические алгоритмы и роевой интеллект)</text:p>
      <text:p text:style-name="P7"/>
      <text:p text:style-name="P8">Интеллект и способность задавать вопросы</text:p>
      <text:p text:style-name="P11">(философия и интроспекция)</text:p>
      <text:p text:style-name="P8"/>
      <text:p text:style-name="P8">Интеллект, эмоции <text:span text:style-name="T6">и нейромедиаторы</text:span></text:p>
      <text:p text:style-name="P9">(доминанта)</text:p>
      <text:p text:style-name="P8"/>
      <text:p text:style-name="P8">Интеллект и поиск разумных цивилизаций</text:p>
      <text:p text:style-name="P8">(интеллект животных, дельфинов и внеземной разум)</text:p>
      <text:p text:style-name="P8"/>
      <text:p text:style-name="P8"><text:soft-page-break/>Интеллект и юмор</text:p>
      <text:p text:style-name="P8"/>
      <text:p text:style-name="P40">Интеллект и гены</text:p>
      <text:p text:style-name="P8"/>
      <text:p text:style-name="P8">Интеллект и языки программирования</text:p>
      <text:p text:style-name="P8">(нейрокомпьютерная аналогия)</text:p>
      <text:p text:style-name="P8"/>
      <text:p text:style-name="P27">Интеллект, фракталы, рекурсия</text:p>
      <text:p text:style-name="P27"/>
      <text:p text:style-name="P8">Метафизика интелекта</text:p>
      <text:p text:style-name="P8">(интеллект согласует то, что хочешь - с тем, что есть, полевые теории сознания, ноосфера. гипотеза Гайи)</text:p>
      <text:p text:style-name="P8"/>
      <text:p text:style-name="P38">Интеллект и феномен просветления</text:p>
      <text:p text:style-name="P8"/>
      <text:p text:style-name="P8">Поиск закономерностей в данных и когнитивные искажения</text:p>
      <text:p text:style-name="P8"/>
      <text:p text:style-name="P8">Интеллект и образ жизни</text:p>
      <text:p text:style-name="P8">(практические советы по увеличению интеллекта)</text:p>
      <text:p text:style-name="P8"/>
      <text:p text:style-name="P12">Интеллект и игра в шахматы</text:p>
      <text:p text:style-name="P18">(<text:span text:style-name="T14">индивидуальное </text:span>исследование<text:span text:style-name="T14">)</text:span></text:p>
      <text:p text:style-name="P18"/>
      <text:p text:style-name="P17">Рассмотрение гипотезы сильного ИИ</text:p>
      <text:p text:style-name="P7"/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layfair Display" svg:font-family="'Playfair Display', Georgia, 'Times New Roman', 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07:57:10.390040708</meta:creation-date>
    <dc:date>2020-09-21T09:07:05.653327395</dc:date>
    <meta:editing-duration>P1DT15M43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3" meta:paragraph-count="68" meta:word-count="503" meta:character-count="4112" meta:non-whitespace-character-count="3674"/>
  </office:meta>
</office:document-meta>
</file>